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/>
    <style:font-face style:name="Liberation Serif2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exMaths Roman" svg:font-family="'TexMaths Roman'"/>
    <style:font-face style:name="TexMaths Roman1" svg:font-family="'TexMaths Roman'" style:font-pitch="variable"/>
    <style:font-face style:name="TexMaths Symbols" svg:font-family="'TexMaths Symbols'"/>
    <style:font-face style:name="TexMaths Symbols1" svg:font-family="'TexMaths Symbols'" style:font-pitch="variable"/>
  </office:font-face-decls>
  <office:automatic-styles>
    <style:style style:name="P1" style:family="paragraph" style:parent-style-name="Frame_20_contents">
      <style:text-properties officeooo:rsid="002e4383" officeooo:paragraph-rsid="002e4383"/>
    </style:style>
    <style:style style:name="P2" style:family="paragraph" style:parent-style-name="Frame_20_contents">
      <style:text-properties officeooo:rsid="00332c3b" officeooo:paragraph-rsid="00332c3b"/>
    </style:style>
    <style:style style:name="P3" style:family="paragraph" style:parent-style-name="Standard">
      <style:text-properties officeooo:paragraph-rsid="00140020"/>
    </style:style>
    <style:style style:name="P4" style:family="paragraph" style:parent-style-name="Standard">
      <style:text-properties officeooo:rsid="00286d19" officeooo:paragraph-rsid="00286d19"/>
    </style:style>
    <style:style style:name="P5" style:family="paragraph" style:parent-style-name="Standard">
      <style:paragraph-properties style:writing-mode="lr-tb"/>
    </style:style>
    <style:style style:name="T1" style:family="text">
      <style:text-properties officeooo:rsid="002b9870"/>
    </style:style>
    <style:style style:name="T2" style:family="text">
      <style:text-properties style:font-name="Liberation Serif2" fo:font-size="6pt" fo:font-style="normal" fo:font-weight="normal" style:font-size-asian="6pt" style:font-style-asian="normal" style:font-weight-asian="normal"/>
    </style:style>
    <style:style style:name="T3" style:family="text">
      <style:text-properties fo:font-style="italic" style:font-style-asian="italic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officeooo:rsid="002e4383"/>
    </style:style>
    <style:style style:name="T6" style:family="text">
      <style:text-properties officeooo:rsid="002fb688"/>
    </style:style>
    <style:style style:name="T7" style:family="text">
      <style:text-properties officeooo:rsid="00319b70"/>
    </style:style>
    <style:style style:name="T8" style:family="text">
      <style:text-properties style:text-underline-style="solid" style:text-underline-width="auto" style:text-underline-color="font-color"/>
    </style:style>
    <style:style style:name="fr1" style:family="graphic" style:parent-style-name="Frame">
      <style:graphic-properties fo:margin-left="0cm" fo:margin-right="0cm" fo:margin-top="0cm" fo:margin-bottom="0cm" style:vertical-pos="from-top" style:vertical-rel="paragraph" style:horizontal-pos="from-left" style:horizontal-rel="paragraph" fo:padding="0.049cm" fo:border="0.06pt solid #000000" draw:wrap-influence-on-position="once-concurrent" loext:allow-overlap="true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323cm" fo:text-indent="-0.635cm" fo:margin-left="1.323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58cm" fo:text-indent="-0.635cm" fo:margin-left="1.958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93cm" fo:text-indent="-0.635cm" fo:margin-left="2.593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228cm" fo:text-indent="-0.635cm" fo:margin-left="3.228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63cm" fo:text-indent="-0.635cm" fo:margin-left="3.863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98cm" fo:text-indent="-0.635cm" fo:margin-left="4.498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133cm" fo:text-indent="-0.635cm" fo:margin-left="5.133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68cm" fo:text-indent="-0.635cm" fo:margin-left="5.768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403cm" fo:text-indent="-0.635cm" fo:margin-left="6.403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7.038cm" fo:text-indent="-0.635cm" fo:margin-left="7.038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draw:frame draw:style-name="fr1" draw:name="Frame1" text:anchor-type="paragraph" svg:x="-0.051cm" svg:y="-0.005cm" svg:width="4.747cm" draw:z-index="0"><draw:text-box fo:min-height="1.625cm"><text:p text:style-name="P1">Language ambiguity (has multiple precise meanings):</text:p><text:p text:style-name="P1">- word ‘bring me the file’(resolve w/ POS)</text:p><text:p text:style-name="P1">- syntactic ‘I shot an elephant in my pjs’</text:p><text:p text:style-name="P1">- semantic ‘the rabbit is ready for lunch’</text:p><text:p text:style-name="P1">- referential ‘Pavarotti is a big opera star’</text:p><text:p text:style-name="P1">- non-literal ‘it’s raining cats and dogs’</text:p></draw:text-box></draw:frame><draw:frame draw:style-name="fr1" draw:name="Frame2" text:anchor-type="paragraph" svg:x="3.695cm" svg:y="0.275cm" svg:width="2.372cm" draw:z-index="2"><draw:text-box fo:min-height="1.344cm"><text:p text:style-name="P1">Deep Learning learns🗸</text:p><text:p text:style-name="P1">abstract functions instead</text:p><text:p text:style-name="P1">of rules based on</text:p><text:p text:style-name="P1">maintenance of intuitive</text:p><text:p text:style-name="P1">linguistic rules.</text:p></draw:text-box></draw:frame><draw:frame draw:style-name="fr1" draw:name="Frame3" text:anchor-type="paragraph" svg:x="4.694cm" svg:y="-0.004cm" svg:width="6.117cm" draw:z-index="1"><draw:text-box fo:min-height="1.623cm"><text:p text:style-name="P1">Lexicon – <text:span text:style-name="T4">morph(eme)</text:span>ological analysis (stem and affix e.g. ‘cat’+’s’)</text:p><text:p text:style-name="P1"><text:s text:c="26"/>Word segmentation (tokenization)</text:p><text:p text:style-name="P1"><text:s text:c="26"/>Word normalization (case/acronyms/spelling)</text:p><text:p text:style-name="P1"><text:s text:c="26"/>Lemmatization ‘sing, sung, sang’ → ‘sing’</text:p><text:p text:style-name="P1"><text:s text:c="26"/>Stemming (common root, above ‘s’)</text:p><text:p text:style-name="P1"><text:s text:c="26"/>Part-Of-Speech (tag words with noun, verb...)</text:p></draw:text-box></draw:frame><draw:frame draw:style-name="fr1" draw:name="Frame4" text:anchor-type="paragraph" svg:x="10.809cm" svg:y="-0.004cm" svg:width="8.281cm" draw:z-index="3"><draw:text-box fo:min-height="1.623cm"><text:p text:style-name="P2">Context-Free Grammar: <text:span text:style-name="T8">Derive</text:span> sentence structure through a <text:span text:style-name="T8">parse tree</text:span></text:p></draw:text-box></draw:frame><text:span text:style-name="T5"><text:s text:c="4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/>
    <style:font-face style:name="Liberation Serif2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exMaths Roman" svg:font-family="'TexMaths Roman'"/>
    <style:font-face style:name="TexMaths Roman1" svg:font-family="'TexMaths Roman'" style:font-pitch="variable"/>
    <style:font-face style:name="TexMaths Symbols" svg:font-family="'TexMaths Symbols'"/>
    <style:font-face style:name="TexMaths Symbols1" svg:font-family="'TexMaths Symbols'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2" fo:font-size="6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2" fo:font-size="6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fo:padding="0cm" fo:border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fo:border="none" fo:padding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8T12:25:55.368182004</meta:creation-date>
    <dc:date>2024-03-08T14:36:36.345541571</dc:date>
    <meta:editing-duration>PT1H25M24S</meta:editing-duration>
    <meta:editing-cycles>34</meta:editing-cycles>
    <meta:generator>LibreOffice/7.3.7.2$Linux_X86_64 LibreOffice_project/30$Build-2</meta:generator>
    <meta:document-statistic meta:table-count="0" meta:image-count="0" meta:object-count="0" meta:page-count="1" meta:paragraph-count="19" meta:word-count="101" meta:character-count="834" meta:non-whitespace-character-count="616"/>
  </office:meta>
</office:document-meta>
</file>